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Ayuthaya" style:font-family-asian="Ayuthaya" style:font-family-complex="Ayuthay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4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7" style:family="text">
      <style:text-properties fo:font-size="10.00pt" fo:font-weight="bold" fo:font-family="Ayuthaya" style:font-family-asian="Ayuthaya" style:font-family-complex="Ayuthaya" fo:background-color="transparent" style:use-window-font-color="true"/>
    </style:style>
    <style:style style:name="T8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bold" fo:font-family="Ayuthaya" style:font-family-asian="Ayuthaya" style:font-family-complex="Ayuthaya" fo:background-color="transparent" style:use-window-font-color="true"/>
    </style:style>
    <style:style style:name="T11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16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7" style:family="text">
      <style:text-properties fo:font-size="10.00pt" fo:font-weight="normal" fo:font-family="Ayuthaya" style:font-family-asian="Ayuthaya" style:font-family-complex="Ayuthaya" fo:background-color="#ffff00" style:use-window-font-color="true"/>
    </style:style>
    <style:style style:name="T18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9" style:family="text">
      <style:text-properties fo:font-size="10.00pt" fo:font-weight="normal" fo:font-family="Ayuthaya" style:font-family-asian="Ayuthaya" style:font-family-complex="Ayuthaya" fo:background-color="#ffff00" style:use-window-font-color="true"/>
    </style:style>
    <style:style style:name="T20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1" style:family="text">
      <style:text-properties fo:font-size="10.00pt" fo:font-weight="normal" fo:font-family="Ayuthaya" style:font-family-asian="Ayuthaya" style:font-family-complex="Ayuthaya" fo:background-color="#ffff00" style:use-window-font-color="true"/>
    </style:style>
    <style:style style:name="T22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7" style:family="text">
      <style:text-properties fo:font-size="10.00pt" fo:font-weight="normal" fo:font-family="Ayuthaya" style:font-family-asian="Ayuthaya" style:font-family-complex="Ayuthaya" fo:background-color="#ffff00" style:use-window-font-color="true"/>
    </style:style>
    <style:style style:name="T28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Ayuthaya" style:font-family-asian="Ayuthaya" style:font-family-complex="Ayuthaya" fo:background-color="transparent" style:use-window-font-color="true"/>
    </style:style>
    <style:style style:name="T31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32" style:family="text">
      <style:text-properties fo:font-size="14.00pt" fo:font-weight="normal" fo:font-family="Ayuthaya" style:font-family-asian="Ayuthaya" style:font-family-complex="Ayuthaya" fo:background-color="#ffff00" style:use-window-font-color="true"/>
    </style:style>
    <style:style style:name="T33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Orçamento Ilumi</text:span></text:p>
      <text:p text:style-name="P1"><text:span text:style-name="T2"/></text:p>
      <text:p text:style-name="P1"><text:span text:style-name="T3">O projeto</text:span></text:p>
      <text:p text:style-name="P1"><text:span text:style-name="T4">O projeto custeia um jogo modelo "chute a gol" no qual os jogadores terão como objetivo acertar o gol. Neste haverão alvos parados ou em movimento, barreira com jogadores e claro, o goleiro. Os pontos serão computados e armazenados em um banco de dados apenas para jogadores que estiverem cadastrados e entrarem com seu login e senha. Caso contrário, apenas serão exibidos os pontos na tela, sem serem registrados.</text:span></text:p>
      <text:p text:style-name="P1"><text:span text:style-name="T4">Os pontos, assim como o cadastro, serão hospedados em um servidor que requererá segurança avançada para que não haja fraude e nem invasão provinda de hakers.</text:span></text:p>
      <text:p text:style-name="P1"><text:span text:style-name="T5"/></text:p>
      <text:p text:style-name="P1"><text:span text:style-name="T6">Custos</text:span></text:p>
      <text:p text:style-name="P1"><text:span text:style-name="T7">Mão de obra:</text:span><text:span text:style-name="T8"><text:s/></text:span></text:p>
      <text:p text:style-name="P1"><text:span text:style-name="T8"><text:tab/>A mão de obra, somada de recursos necessários para o desenvolvimento do projeto, custarão R$12.915,82 (doze mil, novecentos e quinze Reais e oitenta e dois centavos).</text:span></text:p>
      <text:p text:style-name="P1"><text:span text:style-name="T9"/></text:p>
      <text:p text:style-name="P1"><text:span text:style-name="T10">Distribuição:</text:span></text:p>
      <text:p text:style-name="P1"><text:span text:style-name="T11"><text:tab/>Facebook: gratuito; </text:span></text:p>
      <text:p text:style-name="P1"><text:span text:style-name="T11"><text:tab/>Android: O valor de inscrição para publicar aplicativos no Google-Play é de US$ 30,00 em Reais, R$ 60,00.<text:s text:c="2"/></text:span></text:p>
      <text:p text:style-name="P1"><text:span text:style-name="T11"><text:tab/>IOS: O custo para publicar na Apple-Store é de US$ 100,00 em Reais, R$ 200,00. </text:span></text:p>
      <text:p text:style-name="P1"><text:span text:style-name="T12"/></text:p>
      <text:p text:style-name="P1"><text:span text:style-name="T13">Valor total de R$ 260,00.</text:span></text:p>
      <text:p text:style-name="P1"><text:span text:style-name="T14"/></text:p>
      <text:p text:style-name="P1"><text:span text:style-name="T15">Segurança</text:span></text:p>
      <text:p text:style-name="P1"><text:span text:style-name="T16">Devido à muitas fraudes na Apple-Store e Google-Play, estamos tomando muito cuidado com relação a hospedagem do aplicativo e a base de dados. </text:span></text:p>
      <text:p text:style-name="P1"><text:span text:style-name="T16">O preço médio de hospedagem com segurança garantida fica em torno de R$ 300,00 por mês.</text:span></text:p>
      <text:p text:style-name="P1"><text:span text:style-name="T16">Estamos analisando e realizando testes de confiabilidade nos servidores candidatos, para decidir qual oferece o serviço necessário.</text:span></text:p>
      <text:p text:style-name="P1"><text:span text:style-name="T16">O tempo de execução do projeto com serviços de servidores (depois de publicado), vai de<text:s/></text:span><text:span text:style-name="T17">DATAINICIAL<text:s/></text:span><text:span text:style-name="T18">até<text:s/></text:span><text:span text:style-name="T19">DATAFINAL</text:span><text:span text:style-name="T20">. O valor final é de<text:s/></text:span><text:span text:style-name="T21">R$ 3600,<text:s/></text:span><text:span text:style-name="T22">valor já incluindo segurança mais hospedagem garantidas pelo provedor. </text:span></text:p>
      <text:p text:style-name="P1"><text:span text:style-name="T23"/></text:p>
      <text:p text:style-name="P1"><text:span text:style-name="T24">Ainda, estaremos monitorando o tempo todo o banco de dados para detectar possíveis tentativas de fraude. Criaremos um documento (Termos de Uso) junto à Ilumi para salvaguardar ambas as empresas de possíveis processos fraudulentos.</text:span></text:p>
      <text:p text:style-name="P1"><text:span text:style-name="T25"/></text:p>
      <text:p text:style-name="P1"><text:span text:style-name="T26">Valor total em média de<text:s/></text:span><text:span text:style-name="T27">R$ 3600,00</text:span><text:span text:style-name="T28">.</text:span></text:p>
      <text:p text:style-name="P1"><text:span text:style-name="T29"/></text:p>
      <text:p text:style-name="P1"><text:span text:style-name="T30">Custo final do projeto</text:span><text:span text:style-name="T31"><text:s text:c="2"/></text:span></text:p>
      <text:p text:style-name="P1"><text:span text:style-name="T31">O valor final do projeto fica em<text:s/></text:span><text:span text:style-name="T32">R$ 17 860,00</text:span><text:span text:style-name="T33">, podendo ser parcelado em até 3x, ou negociado uma entrada + 2x.</text:span></text:p>
      <text:p text:style-name="P1"><text:span text:style-name="T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